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3E84CA085B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top="0.42cm" fo:margin-bottom="0.35cm" fo:text-align="start"/>
    </style:style>
    <style:style style:name="P2" style:family="paragraph">
      <loext:graphic-properties draw:fill-color="#ffffff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42pt" style:font-size-asian="42pt" style:font-size-complex="4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5.199cm" svg:height="9.134cm" svg:x="1.4cm" svg:y="3.685cm" presentation:class="subtitle">
          <draw:text-box>
            <text:p text:style-name="P1"><text:span text:style-name="T1">Plus d’informations ici 👉 </text:span></text:p>
          </draw:text-box>
        </draw:frame>
        <draw:frame draw:style-name="gr1" draw:text-style-name="P3" draw:layer="layout" svg:width="6.7cm" svg:height="6.7cm" svg:x="20.8cm" svg:y="4.801cm">
          <draw:image xlink:href="Pictures/10000001000003E8000003E84CA085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text-style-name="P5" draw:layer="layout" svg:width="25.199cm" svg:height="9.134cm" svg:x="1.4cm" svg:y="3.385cm" presentation:class="subtitle" presentation:user-transformed="true">
          <draw:text-box>
            <text:p text:style-name="P1"><text:span text:style-name="T2"><text:s text:c="2"/></text:span><text:span text:style-name="T2">Plus d’informations ici 👉 </text:span></text:p>
          </draw:text-box>
        </draw:frame>
        <draw:frame draw:style-name="gr1" draw:text-style-name="P3" draw:layer="layout" svg:width="4.5cm" svg:height="4.5cm" svg:x="20.8cm" svg:y="5.401cm">
          <draw:image xlink:href="Pictures/10000001000003E8000003E84CA085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1:34:03.518035809</meta:creation-date>
    <meta:print-date>2024-12-12T15:56:29.531014009</meta:print-date>
    <dc:date>2024-12-12T21:47:14.767780004</dc:date>
    <meta:editing-duration>PT5H57M55S</meta:editing-duration>
    <meta:editing-cycles>2</meta:editing-cycles>
    <meta:generator>LibreOffice/24.8.3.2$Linux_X86_64 LibreOffice_project/480$Build-2</meta:generator>
    <meta:printed-by>Fichiers PDF</meta:printed-by>
    <meta:document-statistic meta:object-count="29"/>
  </office:meta>
</office:document-meta>
</file>